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5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11" office:value-type="string">
            <text:p text:style-name="P5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04-24T23:23:36</dc:date>
    <meta:editing-duration>PT4H25M20S</meta:editing-duration>
    <meta:editing-cycles>114</meta:editing-cycles>
    <meta:generator>LibreOffice/3.5$Linux_X86_64 LibreOffice_project/350m1$Build-2</meta:generator>
    <meta:document-statistic meta:table-count="1" meta:image-count="0" meta:object-count="0" meta:page-count="2" meta:paragraph-count="26" meta:word-count="104" meta:character-count="830" meta:non-whitespace-character-count="752"/>
  </office:meta>
</office:document-meta>
</file>